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90000014C3F114D07.png"/>
  <manifest:file-entry manifest:media-type="image/jpeg" manifest:full-path="Pictures/10000000000004B00000031FA6A741C2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2.793cm"/>
    </style:style>
    <style:style style:name="pr4" style:family="presentation" style:parent-style-name="Default-title">
      <style:graphic-properties draw:fill-color="#ffffff" draw:auto-grow-height="true" fo:min-height="3.986cm"/>
    </style:style>
    <style:style style:name="pr5" style:family="presentation" style:parent-style-name="Default-outline1">
      <style:graphic-properties draw:fill-color="#ffffff" fo:min-height="10.546cm"/>
    </style:style>
    <style:style style:name="pr6" style:family="presentation" style:parent-style-name="Default-notes">
      <style:graphic-properties draw:fill-color="#ffffff" fo:min-height="12.542cm"/>
    </style:style>
    <style:style style:name="pr7" style:family="presentation" style:parent-style-name="Default-outline1">
      <style:graphic-properties draw:fill-color="#ffffff" draw:auto-grow-height="true" fo:min-height="10.797cm"/>
    </style:style>
    <style:style style:name="pr8" style:family="presentation" style:parent-style-name="Default-outline1">
      <style:graphic-properties draw:fill-color="#ffffff" draw:auto-grow-height="true" fo:min-height="3.797cm"/>
    </style:style>
    <style:style style:name="pr9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9.47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text-indent="-0.952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0.952cm" fo:margin-right="0cm" fo:text-indent="-0.952cm" style:writing-mode="lr-tb"/>
    </style:style>
    <style:style style:name="T1" style:family="text">
      <style:text-properties fo:color="#000099" fo:language="nl" fo:country="BE"/>
    </style:style>
    <style:style style:name="T2" style:family="text">
      <style:text-properties fo:language="nl" fo:country="BE"/>
    </style:style>
    <style:style style:name="T3" style:family="text">
      <style:text-properties fo:font-family="Tahoma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4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text:list-style style:name="L1">
      <text:list-level-style-bullet text:level="1" text:bullet-char="•">
        <style:text-properties fo:font-family="Tahoma" style:font-family-generic="swiss" style:font-pitch="variable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99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99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AST meeting</presentation:footer-decl>
      <presentation:date-time-decl presentation:name="dtd1" presentation:source="fixed">November 12, 2006</presentation:date-time-decl>
      <draw:page draw:name="Algemene ledenvergadering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DeepskyLog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November 12, 2006</text:span></text:p>
          </draw:text-box>
        </draw:frame>
        <presentation:notes draw:style-name="dp2">
          <draw:page-thumbnail draw:style-name="gr1" draw:layer="layout" svg:width="14.217cm" svg:height="10.664cm" svg:x="2.755cm" svg:y="2.133cm" draw:page-number="1" presentation:class="page"/>
          <draw:frame presentation:style-name="pr3" draw:text-style-name="P4" draw:layer="layout" svg:width="15.783cm" svg:height="12.793cm" svg:x="1.973cm" svg:y="13.50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History of DeepskyLog</text:p>
          </draw:text-box>
        </draw:frame>
        <draw:frame presentation:style-name="pr5" draw:text-style-name="P5" draw:layer="layout" svg:width="21.59cm" svg:height="10.546cm" svg:x="1.905cm" svg:y="6.137cm" presentation:class="outline" presentation:user-transformed="true">
          <draw:text-box>
            <text:list text:style-name="L3">
              <text:list-item>
                <text:p text:style-name="P5">August 2003 : First ideas, astr<text:span text:style-name="T3">onomylog</text:span></text:p>
              </text:list-item>
            </text:list>
            <text:list text:style-name="L3">
              <text:list-item>
                <text:p text:style-name="P5"><text:span text:style-name="T3">End july 2004 : Official </text:span><text:span text:style-name="T4">start, first lines of code, project available at murzim website</text:span></text:p>
              </text:list-item>
            </text:list>
            <text:list text:style-name="L3">
              <text:list-item>
                <text:p text:style-name="P5"><text:span text:style-name="T4">September 29, 2004 : 4 testers</text:span></text:p>
              </text:list-item>
            </text:list>
            <text:list text:style-name="L3">
              <text:list-item>
                <text:p text:style-name="P5"><text:span text:style-name="T4">October 9, 2004 : First operational version</text:span>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History of DeepskyLog</text:p>
          </draw:text-box>
        </draw:frame>
        <draw:frame presentation:style-name="pr7" draw:text-style-name="P5" draw:layer="layout" svg:width="21.59cm" svg:height="11.761cm" svg:x="1.91cm" svg:y="5.5cm" presentation:class="outline" presentation:user-transformed="true">
          <draw:text-box>
            <text:list text:style-name="L3">
              <text:list-item>
                <text:p text:style-name="P5">November 26, 2004 : DeepskyLog</text:p>
              </text:list-item>
            </text:list>
            <text:list text:style-name="L3">
              <text:list-item>
                <text:p text:style-name="P5">December 7, 2004 : DeepskyLog 1.0 at http://www.deepskylog.be/</text:p>
              </text:list-item>
            </text:list>
            <text:list text:style-name="L3">
              <text:list-item>
                <text:p text:style-name="P5">Februari 22, 2005 : DeepskyLog 2.0</text:p>
              </text:list-item>
            </text:list>
            <text:list text:style-name="L3">
              <text:list-item>
                <text:list>
                  <text:list-item>
                    <text:p text:style-name="P7">Search on observ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df files for objects and observ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'club' conce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epSkyLive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3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History of DeepskyLog</text:p>
          </draw:text-box>
        </draw:frame>
        <draw:frame presentation:style-name="pr7" draw:text-style-name="P5" draw:layer="layout" svg:width="21.59cm" svg:height="11.133cm" svg:x="1.905cm" svg:y="6.137cm" presentation:class="outline" presentation:user-transformed="true">
          <draw:text-box>
            <text:list text:style-name="L3">
              <text:list-item>
                <text:p text:style-name="P5">July 2, 2005 : DeepskyLog 2.1</text:p>
              </text:list-item>
            </text:list>
            <text:list text:style-name="L3">
              <text:list-item>
                <text:list>
                  <text:list-item>
                    <text:p text:style-name="P7">Import and export of observations in csv form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asier to add different observations of 1 n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dapted version of SAC datab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arch on object diameter</text:p>
                  </text:list-item>
                </text:list>
              </text:list-item>
            </text:list>
            <text:list text:style-name="L3">
              <text:list-item>
                <text:p text:style-name="P5">November 9, 2005 : 5000 observations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4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History of DeepskyLog</text:p>
          </draw:text-box>
        </draw:frame>
        <draw:frame presentation:style-name="pr7" draw:text-style-name="P5" draw:layer="layout" svg:width="21.59cm" svg:height="11.217cm" svg:x="1.905cm" svg:y="6.137cm" presentation:class="outline" presentation:user-transformed="true">
          <draw:text-box>
            <text:list text:style-name="L3">
              <text:list-item>
                <text:p text:style-name="P5">??/??/2006 : DeepskyLog 2.2</text:p>
              </text:list-item>
            </text:list>
            <text:list text:style-name="L3">
              <text:list-item>
                <text:list>
                  <text:list-item>
                    <text:p text:style-name="P7">Search on limiting magnitude and see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xport objects to csv form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ort objects on seen/not se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arch observ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with drawing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with instruments with a certain diamet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May 28, 2006 : 10000 observations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5" presentation:class="page"/>
          <draw:frame presentation:style-name="pr6" draw:text-style-name="P4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History of DeepskyLog</text:p>
          </draw:text-box>
        </draw:frame>
        <draw:frame presentation:style-name="pr7" draw:text-style-name="P5" draw:layer="layout" svg:width="21.59cm" svg:height="10.924cm" svg:x="1.905cm" svg:y="6.137cm" presentation:class="outline" presentation:user-transformed="true">
          <draw:text-box>
            <text:list text:style-name="L3">
              <text:list-item>
                <text:p text:style-name="P5">May 31, 2006 : DeepskyLog 3.0</text:p>
              </text:list-item>
            </text:list>
            <text:list text:style-name="L3">
              <text:list-item>
                <text:list>
                  <text:list-item>
                    <text:p text:style-name="P7">Module concept : Com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ross queries for observations of Deepsky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re than 25 entries in 'Most active observers' and 'Most seen objects' <text:s text:c="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arch for text in observ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E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6" presentation:class="page"/>
          <draw:frame presentation:style-name="pr6" draw:text-style-name="P4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DeepskyLog now</text:p>
          </draw:text-box>
        </draw:frame>
        <draw:frame presentation:style-name="pr8" draw:text-style-name="P5" draw:layer="layout" svg:width="22.09cm" svg:height="3.797cm" svg:x="3cm" svg:y="5.703cm" presentation:class="outline" presentation:user-transformed="true">
          <draw:text-box>
            <text:list text:style-name="L3">
              <text:list-item>
                <text:p text:style-name="P5">Pageviews : 143.000 since January 2006</text:p>
              </text:list-item>
            </text:list>
            <text:list text:style-name="L3">
              <text:list-item>
                <text:p text:style-name="P5">Unique visitors : &gt; 18.000</text:p>
              </text:list-item>
            </text:list>
          </draw:text-box>
        </draw:frame>
        <draw:frame draw:style-name="standard" draw:layer="layout" svg:width="21.701cm" svg:height="7.123cm" svg:x="2.517cm" svg:y="9.65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7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DeepskyLog now</text:p>
          </draw:text-box>
        </draw:frame>
        <draw:frame draw:style-name="standard" draw:layer="layout" svg:width="29.245cm" svg:height="11.653cm" svg:x="0.5cm" svg:y="5.34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8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DeepskyLog now</text:p>
          </draw:text-box>
        </draw:frame>
        <draw:frame draw:style-name="standard" draw:layer="layout" svg:width="25.4cm" svg:height="11.27cm" svg:x="-0.001cm" svg:y="5.6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9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DeepskyLog now</text:p>
          </draw:text-box>
        </draw:frame>
        <draw:frame draw:style-name="standard" draw:layer="layout" svg:width="26.54cm" svg:height="12.1cm" svg:x="-0.041cm" svg:y="5.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10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Raad van bestuur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19.473cm" svg:height="3.176cm" svg:x="4.021cm" svg:y="1.692cm" presentation:class="title" presentation:user-transformed="true">
          <draw:text-box>
            <text:p text:style-name="P4">DeepskyLog</text:p>
          </draw:text-box>
        </draw:frame>
        <draw:frame presentation:style-name="pr9" draw:text-style-name="P9" draw:layer="layout" svg:width="21.59cm" svg:height="10.339cm" svg:x="1.905cm" svg:y="7.197cm" presentation:class="outline" presentation:user-transformed="true">
          <draw:text-box>
            <text:list text:style-name="L3">
              <text:list-item>
                <text:p text:style-name="P5">Download sourcecode using subversion</text:p>
              </text:list-item>
            </text:list>
            <text:list text:style-name="L3">
              <text:list-item>
                <text:list>
                  <text:list-item>
                    <text:p text:style-name="P7">http://subversion.deepskylog.org</text:p>
                  </text:list-item>
                </text:list>
              </text:list-item>
            </text:list>
            <text:list text:style-name="L3">
              <text:list-item>
                <text:p text:style-name="P5">Mailing lijst : <text:a xlink:href="mailto:developers@deepskylog.be">developers@deepskylog.be</text:a></text:p>
              </text:list-item>
            </text:list>
            <text:list text:style-name="L3">
              <text:list-item>
                <text:p text:style-name="P5">4 developers :</text:p>
              </text:list-item>
            </text:list>
            <text:list text:style-name="L3">
              <text:list-item>
                <text:list>
                  <text:list-item>
                    <text:p text:style-name="P7">Wouter Van Reeven, David Erzeel, Jan Vanautgaerden, Wim De Mee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1" presentation:class="page"/>
          <draw:frame presentation:style-name="pr3" draw:text-style-name="P4" draw:layer="layout" svg:width="15.783cm" svg:height="12.793cm" svg:x="1.973cm" svg:y="13.50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DeepskyLog code</text:p>
          </draw:text-box>
        </draw:frame>
        <draw:frame presentation:style-name="pr7" draw:text-style-name="P5" draw:layer="layout" svg:width="21.59cm" svg:height="10.797cm" svg:x="1.905cm" svg:y="6.137cm" presentation:class="outline">
          <draw:text-box>
            <text:list text:style-name="L3">
              <text:list-item>
                <text:p text:style-name="P5">php4 + mysql4</text:p>
              </text:list-item>
            </text:list>
            <text:list text:style-name="L3">
              <text:list-item>
                <text:p text:style-name="P5">object ori<text:span text:style-name="T4">e</text:span>nted</text:p>
              </text:list-item>
            </text:list>
            <text:list text:style-name="L3">
              <text:list-item>
                <text:p text:style-name="P5">Functionality and GUI separate</text:p>
              </text:list-item>
            </text:list>
            <text:list text:style-name="L3">
              <text:list-item>
                <text:p text:style-name="P5">Modules</text:p>
              </text:list-item>
            </text:list>
            <text:list text:style-name="L3">
              <text:list-item>
                <text:p text:style-name="P5">Documentation in Docbook format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2" presentation:class="page"/>
          <draw:frame presentation:style-name="pr6" draw:text-style-name="P4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19.473cm" svg:height="3.176cm" svg:x="4.021cm" svg:y="1.692cm" presentation:class="title" presentation:user-transformed="true">
          <draw:text-box>
            <text:p text:style-name="P1"><text:span text:style-name="T2">Future of DeepskyLog</text:span></text:p>
          </draw:text-box>
        </draw:frame>
        <draw:frame presentation:style-name="pr9" draw:text-style-name="P9" draw:layer="layout" svg:width="21.59cm" svg:height="9.737cm" svg:x="1.5cm" svg:y="6cm" presentation:class="outline" presentation:user-transformed="true">
          <draw:text-box>
            <text:list text:style-name="L3">
              <text:list-item>
                <text:p text:style-name="P5">Deepsky database</text:p>
              </text:list-item>
            </text:list>
            <text:list text:style-name="L3">
              <text:list-item>
                <text:list>
                  <text:list-item>
                    <text:p text:style-name="P7">Upgrade to SAC 7.7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ww.messier45.com</text:p>
                  </text:list-item>
                </text:list>
              </text:list-item>
            </text:list>
            <text:list text:style-name="L3">
              <text:list-item>
                <text:p text:style-name="P5">Ratings</text:p>
              </text:list-item>
            </text:list>
            <text:list text:style-name="L3">
              <text:list-item>
                <text:list>
                  <text:list-item>
                    <text:p text:style-name="P7">Rating of observ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arch observations with a certain r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3" presentation:class="page"/>
          <draw:frame presentation:style-name="pr3" draw:text-style-name="P6" draw:layer="layout" svg:width="15.783cm" svg:height="12.793cm" svg:x="1.973cm" svg:y="13.50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Future of DeepskyLog</text:p>
          </draw:text-box>
        </draw:frame>
        <draw:frame presentation:style-name="pr7" draw:text-style-name="P5" draw:layer="layout" svg:width="21.59cm" svg:height="10.797cm" svg:x="1.905cm" svg:y="6.137cm" presentation:class="outline">
          <draw:text-box>
            <text:list text:style-name="L3">
              <text:list-item>
                <text:p text:style-name="P5">Graphs</text:p>
              </text:list-item>
            </text:list>
            <text:list text:style-name="L3">
              <text:list-item>
                <text:list>
                  <text:list-item>
                    <text:p text:style-name="P7">Number of observations / observer / ye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erent types of objects in observ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4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Future of DeepskyLog</text:p>
          </draw:text-box>
        </draw:frame>
        <draw:frame presentation:style-name="pr7" draw:text-style-name="P5" draw:layer="layout" svg:width="21.59cm" svg:height="10.797cm" svg:x="1.905cm" svg:y="6.137cm" presentation:class="outline" presentation:user-transformed="true">
          <draw:text-box>
            <text:list text:style-name="L3">
              <text:list-item>
                <text:p text:style-name="P5">Collaboration with Fachgruppe Deepsky</text:p>
              </text:list-item>
            </text:list>
            <text:list text:style-name="L3">
              <text:list-item>
                <text:list>
                  <text:list-item>
                    <text:p text:style-name="P7">Export and import to XML format (COMAS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Use of offline tools Eye &amp; Telescope and ObservationManag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mport DeepskyListe (&gt; 16000 observa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5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Future of DeepskyLog</text:p>
          </draw:text-box>
        </draw:frame>
        <draw:frame presentation:style-name="pr7" draw:text-style-name="P5" draw:layer="layout" svg:width="21.59cm" svg:height="10.797cm" svg:x="1.905cm" svg:y="6.137cm" presentation:class="outline">
          <draw:text-box>
            <text:list text:style-name="L3">
              <text:list-item>
                <text:p text:style-name="P5">Internationalisation 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www.deepskylog.org/">http://www.deepskylog.or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New field (languag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ssibility to search for observations in certain langua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6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Future of DeepskyLog</text:p>
          </draw:text-box>
        </draw:frame>
        <draw:frame presentation:style-name="pr7" draw:text-style-name="P5" draw:layer="layout" svg:width="21.59cm" svg:height="10.797cm" svg:x="1.905cm" svg:y="6.137cm" presentation:class="outline">
          <draw:text-box>
            <text:list text:style-name="L3">
              <text:list-item>
                <text:p text:style-name="P5">Extra modules</text:p>
              </text:list-item>
            </text:list>
            <text:list text:style-name="L3">
              <text:list-item>
                <text:list>
                  <text:list-item>
                    <text:p text:style-name="P7">Come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import and export to ICQ forma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New modules</text:p>
                  </text:list-item>
                </text:list>
              </text:list-item>
            </text:list>
            <text:list text:style-name="L3">
              <text:list-item>
                <text:p text:style-name="P5">Extra import possibilities (SkyTools?)</text:p>
              </text:list-item>
            </text:list>
            <text:list text:style-name="L3">
              <text:list-item>
                <text:p text:style-name="P5">Manual</text:p>
              </text:list-item>
            </text:list>
            <text:list text:style-name="L3">
              <text:list-item>
                <text:p text:style-name="P5">Security problems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7" presentation:class="page"/>
          <draw:frame presentation:style-name="pr6" draw:text-style-name="P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4" draw:layer="layout" svg:width="19.473cm" svg:height="3.986cm" svg:x="4.021cm" svg:y="1.288cm" presentation:class="title">
          <draw:text-box>
            <text:p text:style-name="P4">Future of DeepskyLog</text:p>
          </draw:text-box>
        </draw:frame>
        <draw:frame presentation:style-name="pr7" draw:text-style-name="P5" draw:layer="layout" svg:width="21.59cm" svg:height="10.797cm" svg:x="1.905cm" svg:y="6.137cm" presentation:class="outline" presentation:user-transformed="true">
          <draw:text-box>
            <text:list text:style-name="L3">
              <text:list-item>
                <text:p text:style-name="P5">List with telescopes too extended</text:p>
              </text:list-item>
            </text:list>
            <text:list text:style-name="L3">
              <text:list-item>
                <text:p text:style-name="P5">Clean up GUI-code</text:p>
              </text:list-item>
            </text:list>
            <text:list text:style-name="L3">
              <text:list-item>
                <text:p text:style-name="P5">Internet explorer problems</text:p>
              </text:list-item>
            </text:list>
            <text:list text:style-name="L3">
              <text:list-item>
                <text:p text:style-name="P5">Optimalisation for mysql 5, php 5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8" presentation:class="page"/>
          <draw:frame presentation:style-name="pr6" draw:text-style-name="P4" draw:layer="layout" svg:width="15.783cm" svg:height="12.542cm" svg:x="1.973cm" svg:y="13.504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99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99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2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watermark" draw:luminance="0%" draw:contrast="0%" draw:gamma="100%" draw:red="0%" draw:green="0%" draw:blue="0%" fo:clip="rect(0cm 0.598cm 0cm 0.598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35cm" svg:stroke-color="#0000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left" draw:textarea-vertical-align="middle" draw:auto-grow-height="false" draw:auto-grow-width="false" fo:min-height="1.422cm" fo:min-width="0cm" fo:padding-top="0.139cm" fo:padding-bottom="0.139cm" fo:padding-left="0.279cm" fo:padding-right="0.279cm" fo:wrap-option="wrap" draw:shadow="hidden" draw:shadow-color="#808080"/>
    </style:style>
    <style:style style:name="pr5" style:family="presentation" style:parent-style-name="Default-backgroundobjects">
      <style:graphic-properties draw:stroke="none" draw:fill="none" draw:fill-color="#00cc99" draw:textarea-horizontal-align="right" draw:textarea-vertical-align="middle" draw:auto-grow-height="false" draw:auto-grow-width="false" fo:min-height="1.422cm" fo:min-width="0cm" fo:padding-top="0.139cm" fo:padding-bottom="0.139cm" fo:padding-left="0.279cm" fo:padding-right="0.279cm" fo:wrap-option="wrap" draw:shadow="hidden" draw:shadow-color="#808080"/>
    </style:style>
    <style:style style:name="pr6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421cm" fo:min-width="0cm" fo:padding-top="0.139cm" fo:padding-bottom="0.139cm" fo:padding-left="0.279cm" fo:padding-right="0.279cm" fo:wrap-option="wrap" draw:shadow="hidden" draw:shadow-color="#808080"/>
    </style:style>
    <style:style style:name="pr7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421cm" fo:min-width="0cm" fo:padding-top="0.139cm" fo:padding-bottom="0.139cm" fo:padding-left="0.279cm" fo:padding-right="0.279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823cm" svg:height="5.117cm" svg:x="2.013cm" svg:y="3.979cm" draw:page-number="1"/>
      <draw:page-thumbnail draw:layer="backgroundobjects" svg:width="6.823cm" svg:height="5.117cm" svg:x="10.891cm" svg:y="3.979cm"/>
      <draw:page-thumbnail draw:layer="backgroundobjects" svg:width="6.823cm" svg:height="5.117cm" svg:x="2.013cm" svg:y="11.655cm"/>
      <draw:page-thumbnail draw:layer="backgroundobjects" svg:width="6.823cm" svg:height="5.117cm" svg:x="10.891cm" svg:y="11.655cm"/>
      <draw:page-thumbnail draw:layer="backgroundobjects" svg:width="6.823cm" svg:height="5.117cm" svg:x="2.013cm" svg:y="19.331cm"/>
      <draw:page-thumbnail draw:layer="backgroundobjects" svg:width="6.823cm" svg:height="5.117cm" svg:x="10.891cm" svg:y="19.331cm"/>
      <draw:frame draw:style-name="gr1" draw:text-style-name="P1" draw:layer="backgroundobjects" svg:width="8.561cm" svg:height="1.4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561cm" svg:height="1.42cm" svg:x="11.168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561cm" svg:height="1.42cm" svg:x="0cm" svg:y="27.00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561cm" svg:height="1.42cm" svg:x="11.168cm" svg:y="27.009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174cm" svg:x="0cm" svg:y="-0.062cm">
        <draw:image xlink:href="Pictures/10000000000004B00000031FA6A741C2.jpg" xlink:type="simple" xlink:show="embed" xlink:actuate="onLoad">
          <text:p/>
        </draw:image>
      </draw:frame>
      <draw:frame presentation:style-name="Default-title" draw:layer="backgroundobjects" svg:width="19.473cm" svg:height="3.985cm" svg:x="4.021cm" svg:y="1.288cm" presentation:class="title" presentation:placeholder="true">
        <draw:text-box/>
      </draw:frame>
      <draw:frame presentation:style-name="Default-outline1" draw:layer="backgroundobjects" svg:width="21.59cm" svg:height="10.796cm" svg:x="1.905cm" svg:y="6.137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8.044cm" svg:height="1.271cm" svg:x="8.678cm" svg:y="17.357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6" draw:layer="backgroundobjects" svg:width="5.292cm" svg:height="1.271cm" svg:x="18.203cm" svg:y="17.357cm" presentation:class="page-number">
        <draw:text-box>
          <text:p text:style-name="P6"><text:span text:style-name="T2"><text:page-number>&lt;number&gt;</text:page-number></text:span></text:p>
        </draw:text-box>
      </draw:frame>
      <draw:frame draw:style-name="gr4" draw:text-style-name="P3" draw:layer="backgroundobjects" svg:width="3.462cm" svg:height="5.292cm" svg:x="0cm" svg:y="0cm">
        <draw:image xlink:href="Pictures/10000000000000D90000014C3F114D07.png" xlink:type="simple" xlink:show="embed" xlink:actuate="onLoad">
          <text:p/>
        </draw:image>
      </draw:frame>
      <presentation:notes style:page-layout-name="PM0">
        <draw:rect draw:style-name="gr5" draw:text-style-name="P7" draw:layer="backgroundobjects" svg:width="19.73cm" svg:height="28.43cm" svg:x="0cm" svg:y="0cm">
          <text:p/>
        </draw:rect>
        <draw:frame presentation:style-name="pr4" draw:text-style-name="P4" draw:layer="backgroundobjects" svg:width="8.55cm" svg:height="1.421cm" svg:x="0cm" svg:y="0cm" presentation:class="header">
          <draw:text-box>
            <text:p text:style-name="P4"><text:span text:style-name="T3"><presentation:header/></text:span></text:p>
          </draw:text-box>
        </draw:frame>
        <draw:frame presentation:style-name="pr5" draw:text-style-name="P6" draw:layer="backgroundobjects" svg:width="8.55cm" svg:height="1.421cm" svg:x="11.1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Default-title" draw:layer="backgroundobjects" svg:width="14.217cm" svg:height="10.664cm" svg:x="2.755cm" svg:y="2.133cm" presentation:class="page"/>
        <draw:frame presentation:style-name="pr6" draw:text-style-name="P4" draw:layer="backgroundobjects" svg:width="8.55cm" svg:height="1.42cm" svg:x="0cm" svg:y="27.008cm" presentation:class="footer">
          <draw:text-box>
            <text:p text:style-name="P4"><text:span text:style-name="T3"><presentation:footer/></text:span></text:p>
          </draw:text-box>
        </draw:frame>
        <draw:frame presentation:style-name="pr7" draw:text-style-name="P6" draw:layer="backgroundobjects" svg:width="8.55cm" svg:height="1.42cm" svg:x="11.179cm" svg:y="27.008cm" presentation:class="page-number">
          <draw:text-box>
            <text:p text:style-name="P6"><text:span text:style-name="T3"><text:page-number>&lt;number&gt;</text:page-number></text:span></text:p>
          </draw:text-box>
        </draw:frame>
        <draw:line draw:style-name="gr6" draw:text-style-name="P3" draw:layer="backgroundobjects" svg:x1="2.849cm" svg:y1="13.979cm" svg:x2="16.88cm" svg:y2="13.979cm">
          <text:p/>
        </draw:line>
        <draw:line draw:style-name="gr6" draw:text-style-name="P3" draw:layer="backgroundobjects" svg:x1="2.849cm" svg:y1="15.161cm" svg:x2="16.88cm" svg:y2="15.161cm">
          <text:p/>
        </draw:line>
        <draw:line draw:style-name="gr6" draw:text-style-name="P3" draw:layer="backgroundobjects" svg:x1="2.849cm" svg:y1="16.351cm" svg:x2="16.88cm" svg:y2="16.351cm">
          <text:p/>
        </draw:line>
        <draw:line draw:style-name="gr6" draw:text-style-name="P3" draw:layer="backgroundobjects" svg:x1="2.849cm" svg:y1="17.529cm" svg:x2="16.88cm" svg:y2="17.529cm">
          <text:p/>
        </draw:line>
        <draw:line draw:style-name="gr6" draw:text-style-name="P3" draw:layer="backgroundobjects" svg:x1="2.849cm" svg:y1="18.71cm" svg:x2="16.88cm" svg:y2="18.71cm">
          <text:p/>
        </draw:line>
        <draw:line draw:style-name="gr6" draw:text-style-name="P3" draw:layer="backgroundobjects" svg:x1="2.849cm" svg:y1="19.901cm" svg:x2="16.88cm" svg:y2="19.901cm">
          <text:p/>
        </draw:line>
        <draw:line draw:style-name="gr6" draw:text-style-name="P3" draw:layer="backgroundobjects" svg:x1="2.849cm" svg:y1="21.083cm" svg:x2="16.88cm" svg:y2="21.083cm">
          <text:p/>
        </draw:line>
        <draw:line draw:style-name="gr6" draw:text-style-name="P3" draw:layer="backgroundobjects" svg:x1="2.849cm" svg:y1="22.269cm" svg:x2="16.88cm" svg:y2="22.269cm">
          <text:p/>
        </draw:line>
        <draw:line draw:style-name="gr6" draw:text-style-name="P3" draw:layer="backgroundobjects" svg:x1="2.849cm" svg:y1="23.455cm" svg:x2="16.88cm" svg:y2="23.455cm">
          <text:p/>
        </draw:line>
        <draw:line draw:style-name="gr6" draw:text-style-name="P3" draw:layer="backgroundobjects" svg:x1="2.849cm" svg:y1="24.637cm" svg:x2="16.88cm" svg:y2="24.637cm">
          <text:p/>
        </draw:line>
        <draw:line draw:style-name="gr6" draw:text-style-name="P3" draw:layer="backgroundobjects" svg:x1="2.849cm" svg:y1="25.823cm" svg:x2="16.88cm" svg:y2="25.823cm">
          <text:p/>
        </draw:line>
        <draw:line draw:style-name="gr6" draw:text-style-name="P3" draw:layer="backgroundobjects" svg:x1="2.849cm" svg:y1="27.01cm" svg:x2="16.88cm" svg:y2="27.01cm">
          <text:p/>
        </draw:line>
        <draw:frame presentation:style-name="Default-notes" draw:layer="backgroundobjects" svg:width="15.783cm" svg:height="12.792cm" svg:x="1.973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DeepskyLog</dc:title>
    <meta:initial-creator>Frank Tamsin</meta:initial-creator>
    <meta:creation-date>2000-03-30T20:21:28</meta:creation-date>
    <dc:creator>Wim De Meester</dc:creator>
    <dc:date>2006-11-11T21:19:07</dc:date>
    <meta:print-date>1998-04-08T17:45:40</meta:print-date>
    <dc:language>en-US</dc:language>
    <meta:editing-cycles>141</meta:editing-cycles>
    <meta:editing-duration>P2DT6H4M0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 style:font-pitch="variable"/>
    <style:font-face style:name="Albany AMT" svg:font-family="'Albany AMT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38cm"/>
    </style:style>
    <style:style style:name="co2" style:family="table-column">
      <style:table-column-properties fo:break-before="auto" style:column-width="4.477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425cm" fo:break-before="auto" style:use-optimal-row-height="true"/>
    </style:style>
    <style:style style:name="ro2" style:family="table-row">
      <style:table-row-properties style:row-height="1.358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80099" style:font-name="Tahoma" fo:font-size="3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>
            <text:p>Deepsky</text:p>
          </table:table-cell>
          <table:table-cell office:value-type="string">
            <text:p>Comets</text:p>
          </table:table-cell>
        </table:table-row>
        <table:table-row table:style-name="ro2">
          <table:table-cell office:value-type="string">
            <text:p>Different observers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Different observations</text:p>
          </table:table-cell>
          <table:table-cell office:value-type="float" office:value="13160">
            <text:p>13160</text:p>
          </table:table-cell>
          <table:table-cell office:value-type="float" office:value="1071">
            <text:p>1071</text:p>
          </table:table-cell>
        </table:table-row>
        <table:table-row table:style-name="ro2">
          <table:table-cell office:value-type="string">
            <text:p>Observations this year</text:p>
          </table:table-cell>
          <table:table-cell office:value-type="float" office:value="3330">
            <text:p>3330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Different objects</text:p>
          </table:table-cell>
          <table:table-cell office:value-type="float" office:value="2435">
            <text:p>2435</text:p>
          </table:table-cell>
          <table:table-cell office:value-type="float" office:value="34">
            <text:p>3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 style:font-pitch="variable"/>
    <style:font-face style:name="Albany AMT" svg:font-family="'Albany AMT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US" style:font-name-asian="Tahoma1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1">11/11/2006</text:date>, <text:time>15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opacity="35%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21.6000003814697pt" style:font-family-asian="Tahoma" style:font-family-generic-asian="system" style:font-pitch-asian="variable" style:font-size-asian="21.6000003814697pt" style:font-family-complex="Tahoma" style:font-family-generic-complex="system" style:font-pitch-complex="variable" style:font-size-complex="21.6000003814697pt"/>
    </style:style>
    <style:style style:name="ch3" style:family="chart">
      <style:graphic-properties draw:fill="solid" draw:fill-color="#d9d9d9" draw:fill-image-width="0cm" draw:fill-image-height="0cm"/>
      <style:text-properties fo:font-family="'Albany AMT'" style:font-family-generic="swiss" style:font-pitch="variable" fo:font-size="9.89999961853027pt" style:font-family-asian="Tahoma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5pt" style:font-family-asian="Tahoma" style:font-family-generic-asian="system" style:font-pitch-asian="variable" style:font-size-asian="11.5pt" style:font-family-complex="Tahoma" style:font-family-generic-complex="system" style:font-pitch-complex="variable" style:font-size-complex="11.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5pt" style:font-family-asian="Tahoma" style:font-family-generic-asian="system" style:font-pitch-asian="variable" style:font-size-asian="11.5pt" style:font-family-complex="Tahoma" style:font-family-generic-complex="system" style:font-pitch-complex="variable" style:font-size-complex="11.5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800080" draw:fill-color="#800080"/>
      <style:text-properties fo:font-family="'Albany AMT'" style:font-family-generic="swiss" style:font-pitch="variable" fo:font-size="9.89999961853027pt" style:font-family-asian="Tahoma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8" style:family="chart">
      <style:graphic-properties draw:stroke="none" draw:fill="solid" draw:fill-color="#d9d9d9" draw:opacity="35%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29.246cm" svg:height="11.654cm" chart:class="chart:scatter" chart:style-name="ch1">
        <chart:title svg:x="4.692cm" svg:y="0.118cm" chart:style-name="ch2">
          <text:p>Deepsky observations each year</text:p>
        </chart:title>
        <chart:legend chart:legend-position="bottom" svg:x="17.86cm" svg:y="1.122cm" chart:style-name="ch3"/>
        <chart:plot-area chart:style-name="ch4" table:cell-range-address="Sheet1.$A$1:.$B$41" chart:data-source-has-labels="row" chart:table-number-list="0" svg:x="0.329cm" svg:y="1.745cm" svg:width="22.231cm" svg:height="9.873cm">
          <chart:axis chart:dimension="x" chart:name="primary-x" chart:style-name="ch5">
            <chart:categories table:cell-range-address="local-table.A2:.A41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</table:table-cell>
              <table:table-cell office:value-type="string">
                <text:p>Number of observation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967">
                <text:p>1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968">
                <text:p>1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969">
                <text:p>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971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972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973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975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982">
                <text:p>19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983">
                <text:p>19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984">
                <text:p>19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85">
                <text:p>19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986">
                <text:p>1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987">
                <text:p>19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988">
                <text:p>19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989">
                <text:p>19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90">
                <text:p>1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991">
                <text:p>1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992">
                <text:p>19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993">
                <text:p>19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994">
                <text:p>199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995">
                <text:p>19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996">
                <text:p>19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997">
                <text:p>199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998">
                <text:p>199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999">
                <text:p>199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000">
                <text:p>200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2001">
                <text:p>200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2002">
                <text:p>200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2003">
                <text:p>200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2004">
                <text:p>2004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2005">
                <text:p>2005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2006">
                <text:p>2006</text:p>
              </table:table-cell>
              <table:table-cell office:value-type="float" office:value="3330">
                <text:p>333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opacity="35%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20.7000007629395pt" style:font-family-asian="Tahoma" style:font-family-generic-asian="system" style:font-pitch-asian="variable" style:font-size-asian="20.7000007629395pt" style:font-family-complex="Tahoma" style:font-family-generic-complex="system" style:font-pitch-complex="variable" style:font-size-complex="20.7000007629395pt"/>
    </style:style>
    <style:style style:name="ch3" style:family="chart">
      <style:graphic-properties draw:fill="none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0.8999996185303pt" style:font-family-asian="Tahoma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7" style:family="chart">
      <style:chart-properties chart:symbol-type="none" chart:data-label-number="value" chart:data-label-text="false" chart:data-label-symbol="false"/>
      <style:graphic-properties draw:fill-color="#ff6f00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8" style:family="chart">
      <style:chart-properties chart:symbol-type="none" chart:data-label-number="value" chart:data-label-text="false" chart:data-label-symbol="false"/>
      <style:graphic-properties draw:fill-color="#800080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9" style:family="chart">
      <style:chart-properties chart:symbol-type="none" chart:data-label-number="value" chart:data-label-text="false" chart:data-label-symbol="false"/>
      <style:graphic-properties draw:fill-color="#666666" draw:fill-image-width="0cm" draw:fill-image-height="0cm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0" style:family="chart">
      <style:chart-properties chart:symbol-type="none" chart:data-label-number="value" chart:data-label-text="false" chart:data-label-symbol="false"/>
      <style:graphic-properties draw:fill-color="#6b4794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1" style:family="chart">
      <style:chart-properties chart:symbol-type="none" chart:data-label-number="value" chart:data-label-text="false" chart:data-label-symbol="false"/>
      <style:graphic-properties draw:fill-color="#280099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2" style:family="chart">
      <style:chart-properties chart:symbol-type="none" chart:data-label-number="value" chart:data-label-text="false" chart:data-label-symbol="false"/>
      <style:graphic-properties draw:fill-color="#7da647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3" style:family="chart">
      <style:chart-properties chart:symbol-type="none" chart:data-label-number="value" chart:data-label-text="false" chart:data-label-symbol="false"/>
      <style:graphic-properties draw:fill-color="#e6e64c"/>
      <style:text-properties fo:font-family="'Albany AMT'" style:font-family-generic="swiss" style:font-pitch="variable" fo:font-size="9.19999980926514pt" style:font-family-asian="Tahoma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25.401cm" svg:height="11.271cm" chart:class="chart:circle" chart:style-name="ch1">
        <chart:title svg:x="6.531cm" svg:y="0.223cm" chart:style-name="ch2">
          <text:p>Aandeel objecttypes in waarnemingen</text:p>
        </chart:title>
        <chart:legend chart:legend-position="end" svg:x="18.943cm" svg:y="3.901cm" chart:style-name="ch3"/>
        <chart:plot-area chart:style-name="ch4" table:cell-range-address="Sheet1.$A$84:.$B$90" chart:data-source-has-labels="column" chart:table-number-list="0" svg:x="0.508cm" svg:y="1.485cm" svg:width="19.316cm" svg:height="9.562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alaxies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string">
                <text:p>Open clusters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Globular clusters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Planetary nebulae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Clusters with nebulae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Bright nebulae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Dark nebulae</text:p>
              </table:table-cell>
              <table:table-cell office:value-type="float" office:value="148">
                <text:p>148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opacity="35%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22pt" style:font-family-asian="Tahoma" style:font-family-generic-asian="system" style:font-pitch-asian="variable" style:font-size-asian="22pt" style:font-family-complex="Tahoma" style:font-family-generic-complex="system" style:font-pitch-complex="variable" style:font-size-complex="22pt"/>
    </style:style>
    <style:style style:name="ch3" style:family="chart">
      <style:graphic-properties draw:fill="solid" draw:fill-color="#d9d9d9"/>
      <style:text-properties fo:font-family="'Albany AMT'" style:font-family-generic="swiss" style:font-pitch="variable" fo:font-size="10.1000003814697pt" style:font-family-asian="Tahoma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8999996185303pt" style:font-family-asian="Tahoma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8999996185303pt" style:font-family-asian="Tahoma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800080" draw:fill-color="#800080"/>
      <style:text-properties fo:font-family="'Albany AMT'" style:font-family-generic="swiss" style:font-pitch="variable" fo:font-size="10.1000003814697pt" style:font-family-asian="Tahoma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8" style:family="chart">
      <style:graphic-properties draw:stroke="none" draw:fill="solid" draw:fill-color="#d9d9d9" draw:opacity="35%"/>
    </style:style>
    <style:style style:name="ch9" style:family="chart">
      <style:graphic-properties draw:stroke="none" draw:fill-color="#999999"/>
    </style:style>
  </office:automatic-styles>
  <office:body>
    <office:chart>
      <chart:chart svg:width="26.541cm" svg:height="12.101cm" chart:class="chart:scatter" chart:style-name="ch1">
        <chart:title svg:x="7.994cm" svg:y="0.242cm" chart:style-name="ch2">
          <text:p>Comet observations each year</text:p>
        </chart:title>
        <chart:legend chart:legend-position="end" svg:x="18.605cm" svg:y="1.184cm" chart:style-name="ch3"/>
        <chart:plot-area chart:style-name="ch4" table:cell-range-address="Sheet1.$A$45:.$B$51" chart:data-source-has-labels="row" chart:table-number-list="0" svg:x="4.685cm" svg:y="1.185cm" svg:width="18.559cm" svg:height="10.264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</table:table-cell>
              <table:table-cell office:value-type="string">
                <text:p>Number of observations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</table:table-cell>
              <table:table-cell office:value-type="float" office:value="2001">
                <text:p>20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002">
                <text:p>200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2003">
                <text:p>200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004">
                <text:p>200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2005">
                <text:p>20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006">
                <text:p>2006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